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4000000A1B249B0FD9DCF9F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3.658cm" svg:x="0.997cm" svg:y="13.005cm">
          <draw:image xlink:href="Pictures/1000020100000344000000A1B249B0FD9DCF9F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8T14:59:18.858829797</dc:date>
    <meta:editing-duration>PT37S</meta:editing-duration>
    <meta:editing-cycles>1</meta:editing-cycles>
    <meta:document-statistic meta:object-count="1"/>
    <meta:generator>LibreOffice/5.1.6.2$Linux_X86_64 LibreOffice_project/10m0$Build-2</meta:generator>
  </office:meta>
</office:document-meta>
</file>